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NewRomanPS-BoldMT" svg:font-family="TimesNewRomanPS-BoldMT"/>
    <style:font-face style:name="TimesNewRomanPSMT" svg:font-family="TimesNewRomanPSMT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139in" table:align="left"/>
    </style:style>
    <style:style style:name="Table1.A" style:family="table-column">
      <style:table-column-properties style:column-width="6.3139in"/>
    </style:style>
    <style:style style:name="Table1.A1" style:family="table-cell">
      <style:table-cell-properties style:vertical-align="middle" fo:padding="0.0729in" fo:border="0.05pt solid #000000"/>
    </style:style>
    <style:style style:name="Table2" style:family="table">
      <style:table-properties style:width="6.3139in" table:align="left"/>
    </style:style>
    <style:style style:name="Table2.A" style:family="table-column">
      <style:table-column-properties style:column-width="6.3139in"/>
    </style:style>
    <style:style style:name="Table2.A1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0d2a" officeooo:paragraph-rsid="00080d2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NewRomanPS-BoldMT" style:font-size-asian="10pt" style:font-name-complex="TimesNewRomanPS-BoldM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2" style:family="paragraph" style:parent-style-name="Preformatted_20_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style:font-name="Times New Roman" fo:font-size="20pt" fo:font-weight="bold" officeooo:paragraph-rsid="00063bf0" style:font-size-asian="20pt" style:font-weight-asian="bold" style:font-size-complex="20pt" style:font-weight-complex="bold"/>
    </style:style>
    <style:style style:name="P14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20" style:family="paragraph" style:parent-style-name="Preformatted_20_Text">
      <style:text-properties style:font-name="Times New Roman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0in" fo:margin-right="-0.0618in" fo:text-align="start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">
      <style:paragraph-properties fo:margin-left="0in" fo:margin-right="-0.0618in" fo:text-align="start" style:justify-single-word="false" fo:text-indent="0in" style:auto-text-indent="false" style:page-number="auto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63bf0" style:font-size-asian="18pt" style:font-size-complex="18pt"/>
    </style:style>
    <style:style style:name="T3" style:family="text">
      <style:text-properties fo:font-size="18pt" officeooo:rsid="000c3ede" style:font-size-asian="18pt" style:font-size-complex="18pt"/>
    </style:style>
    <style:style style:name="T4" style:family="text">
      <style:text-properties fo:font-size="18pt" officeooo:rsid="000ddd1c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name-asian="TimesNewRomanPSMT" style:font-size-asian="12pt" style:font-name-complex="TimesNewRomanPSMT" style:font-size-complex="12pt"/>
    </style:style>
    <style:style style:name="T8" style:family="text">
      <style:text-properties fo:font-size="14pt" style:font-name-asian="TimesNewRomanPSMT" style:font-size-asian="14pt" style:font-name-complex="TimesNewRomanPSM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63bf0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<text:s text:c="3"/>BLEU </text:span><text:span text:style-name="T3">i</text:span><text:span text:style-name="T2">s Not Suitable for </text:span><text:span text:style-name="T4">the Evaluation of </text:span><text:span text:style-name="T2">Text Simplification</text:span><text:span text:style-name="T1"> <text:s/></text:span><text:s text:c="23"/></text:p>
      <text:p text:style-name="P13"><text:s text:c="26"/></text:p>
      <text:p text:style-name="P13"><text:span text:style-name="T9"><text:s text:c="33"/>Guidelines for </text:span><text:span text:style-name="T10">Sentence Splitting</text:span></text:p>
      <text:p text:style-name="P12"/>
      <text:p text:style-name="P20">Set 1:</text:p>
      <text:p text:style-name="P5"/>
      <text:p text:style-name="P11">Task:</text:p>
      <text:p text:style-name="P11"/>
      <text:p text:style-name="P6"><text:span text:style-name="T8">I</text:span><text:span text:style-name="T7">n the present task, you will see sentences in English taken from Wikipedia.</text:span></text:p>
      <text:p text:style-name="P7">For each of the following sentences, split the sentence into as many sentences as possible.</text:p>
      <text:p text:style-name="P7">The resulting sentences, taken together, should mean the same as the original sentence, be grammatical</text:p>
      <text:p text:style-name="P7">and fluent. If no such splitting is possible in a given sentence, leave the sentence as it is.</text:p>
      <text:p text:style-name="P8"/>
      <text:p text:style-name="P8">Write your answer in the box appearing below the original sentence.</text:p>
      <text:p text:style-name="P12"/>
      <text:p text:style-name="P2">Examples:</text:p>
      <text:p text:style-name="P3"/>
      <text:p text:style-name="P4">Here are 2 examples of sentence splitting. In both cases, the resulted text does not necessarily constitute a maximal splitting of the sentence.</text:p>
      <text:p text:style-name="P4"/>
      <text:p text:style-name="P22">1. The federal government suspended sales of U.S. savings bonds because Congress hasn’t lifted the ceiling on government debt.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/>Congress hasn’t lifted the ceiling on government debt. So, the federal government suspended sales of U.S. savings bonds.</text:p>
          </table:table-cell>
        </table:table-row>
      </table:table>
      <text:p text:style-name="P17"/>
      <text:p text:style-name="P14">2. He was involved in two conversions which turned out to be crucial.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<text:s text:c="2"/>He was involved in two conversions. These conversions turned out to be crucial.</text:p>
          </table:table-cell>
        </table:table-row>
      </table:table>
      <text:p text:style-name="P1"/>
      <text:p text:style-name="P19"/>
      <text:p text:style-name="P20">Set 2:</text:p>
      <text:p text:style-name="P18"/>
      <text:p text:style-name="P10">Task:</text:p>
      <text:p text:style-name="P15"/>
      <text:p text:style-name="P9"><text:span text:style-name="T5">I</text:span><text:span text:style-name="T6">n the present task, you will see sentences in English taken from Wikipedia.</text:span></text:p>
      <text:p text:style-name="P15">For each of the following sentences, split the sentence as much as possible, into several sentences in places where such a splitting could make the sentence simpler. The resulting sentences, taken together, should mean the same as the original sentence, be grammatical and fluent. If no such a splitting is possible in a given sentence, leave the sentence as it is.</text:p>
      <text:p text:style-name="P15"/>
      <text:p text:style-name="P15">Write your answer in the box appearing below the original sent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NewRomanPS-BoldMT" svg:font-family="TimesNewRomanPS-BoldMT"/>
    <style:font-face style:name="TimesNewRomanPSMT" svg:font-family="TimesNewRomanPSMT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10:28.348421136</meta:creation-date>
    <dc:date>2018-05-22T18:22:33.353831175</dc:date>
    <meta:editing-duration>PT41M58S</meta:editing-duration>
    <meta:editing-cycles>17</meta:editing-cycles>
    <meta:generator>LibreOffice/5.2.7.2$Linux_X86_64 LibreOffice_project/20m0$Build-2</meta:generator>
    <meta:document-statistic meta:table-count="2" meta:image-count="0" meta:object-count="0" meta:page-count="1" meta:paragraph-count="21" meta:word-count="264" meta:character-count="1692" meta:non-whitespace-character-count="1358"/>
  </office:meta>
</office:document-meta>
</file>